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E_44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~RE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D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D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MARQ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~IDE_W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~IDE_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RD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~DMAQ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TRQ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~IDE_CS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~ACTIV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V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5VM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~IDE_CS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~PDI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~IOCS1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SE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D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D1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D1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1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1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</table:table>
      <table:named-expressions/>
      <table:database-ranges>
        <table:database-range table:name="__Anonymous_Sheet_DB__0" table:target-range-address="Hoja1.A3:Hoja1.AMJ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1:36:41.4933454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07:37:47.454520176</meta:creation-date>
    <dc:date>2016-05-30T11:42:51.499423886</dc:date>
    <meta:editing-duration>PT18M28S</meta:editing-duration>
    <meta:editing-cycles>8</meta:editing-cycles>
    <meta:generator>LibreOffice/5.1.3.2$Linux_X86_64 LibreOffice_project/10m0$Build-2</meta:generator>
    <meta:document-statistic meta:table-count="1" meta:cell-count="181" meta:object-count="0"/>
  </office:meta>
</office:document-meta>
</file>